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203cm" style:rel-column-width="2950*"/>
    </style:style>
    <style:style style:name="Tabela1.B" style:family="table-column">
      <style:table-column-properties style:column-width="11.797cm" style:rel-column-width="668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93cm" style:rel-column-width="1980*"/>
    </style:style>
    <style:style style:name="Tabela2.B" style:family="table-column">
      <style:table-column-properties style:column-width="6.103cm" style:rel-column-width="3460*"/>
    </style:style>
    <style:style style:name="Tabela2.C" style:family="table-column">
      <style:table-column-properties style:column-width="7.405cm" style:rel-column-width="419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87cm" style:rel-column-width="1410*"/>
    </style:style>
    <style:style style:name="Tabela3.B" style:family="table-column">
      <style:table-column-properties style:column-width="14.513cm" style:rel-column-width="822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15a36d" officeooo:paragraph-rsid="0015a36d"/>
    </style:style>
    <style:style style:name="P2" style:family="paragraph" style:parent-style-name="Standard">
      <style:text-properties style:font-name="Calibri" officeooo:rsid="0016c22e" officeooo:paragraph-rsid="0016c22e"/>
    </style:style>
    <style:style style:name="P3" style:family="paragraph" style:parent-style-name="Standard">
      <style:text-properties style:font-name="Calibri" officeooo:rsid="00172670" officeooo:paragraph-rsid="00172670"/>
    </style:style>
    <style:style style:name="P4" style:family="paragraph" style:parent-style-name="Standard">
      <style:text-properties style:font-name="Calibri" officeooo:rsid="00176738" officeooo:paragraph-rsid="00176738"/>
    </style:style>
    <style:style style:name="P5" style:family="paragraph" style:parent-style-name="Text_20_body">
      <style:paragraph-properties fo:margin-top="0cm" fo:margin-bottom="0cm" loext:contextual-spacing="false"/>
      <style:text-properties style:font-name="Calibri"/>
    </style:style>
    <style:style style:name="P6" style:family="paragraph" style:parent-style-name="Text_20_body">
      <style:paragraph-properties fo:margin-top="0cm" fo:margin-bottom="0cm" loext:contextual-spacing="false"/>
      <style:text-properties style:font-name="Calibri" officeooo:rsid="00172670" officeooo:paragraph-rsid="00172670"/>
    </style:style>
    <style:style style:name="P7" style:family="paragraph" style:parent-style-name="Text_20_body">
      <style:paragraph-properties fo:margin-top="0cm" fo:margin-bottom="0cm" loext:contextual-spacing="false"/>
      <style:text-properties style:font-name="Calibri" officeooo:rsid="00176738" officeooo:paragraph-rsid="00176738"/>
    </style:style>
    <style:style style:name="P8" style:family="paragraph" style:parent-style-name="Text_20_body">
      <style:paragraph-properties fo:margin-top="0cm" fo:margin-bottom="0cm" loext:contextual-spacing="false" fo:break-before="page"/>
      <style:text-properties style:font-name="Calibri" officeooo:rsid="00172670" officeooo:paragraph-rsid="00172670"/>
    </style:style>
    <style:style style:name="P9" style:family="paragraph" style:parent-style-name="Text_20_body">
      <style:paragraph-properties fo:margin-top="0cm" fo:margin-bottom="0cm" loext:contextual-spacing="false"/>
      <style:text-properties style:font-name="Calibri" officeooo:rsid="00172670" officeooo:paragraph-rsid="001a0361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Calibri" officeooo:rsid="0017841a" officeooo:paragraph-rsid="001a0361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Calibri" officeooo:paragraph-rsid="001a0361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Calibri" officeooo:rsid="00176738" officeooo:paragraph-rsid="001a0361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Calibri" officeooo:rsid="00176738" officeooo:paragraph-rsid="00176738"/>
    </style:style>
    <style:style style:name="P14" style:family="paragraph" style:parent-style-name="Standard">
      <style:text-properties style:font-name="Calibri" officeooo:rsid="00176738" officeooo:paragraph-rsid="001a0361"/>
    </style:style>
    <style:style style:name="P15" style:family="paragraph" style:parent-style-name="Standard">
      <style:text-properties style:font-name="Calibri" officeooo:paragraph-rsid="001a0361"/>
    </style:style>
    <style:style style:name="P16" style:family="paragraph" style:parent-style-name="Standard">
      <style:text-properties style:font-name="Calibri" officeooo:rsid="00172670" officeooo:paragraph-rsid="00172670"/>
    </style:style>
    <style:style style:name="P17" style:family="paragraph" style:parent-style-name="Table_20_Contents">
      <style:text-properties style:font-name="Calibri"/>
    </style:style>
    <style:style style:name="P18" style:family="paragraph" style:parent-style-name="Table_20_Contents">
      <style:text-properties style:font-name="Calibri" officeooo:rsid="001a0361" officeooo:paragraph-rsid="001a0361"/>
    </style:style>
    <style:style style:name="T1" style:family="text">
      <style:text-properties officeooo:rsid="0016c22e"/>
    </style:style>
    <style:style style:name="T2" style:family="text">
      <style:text-properties officeooo:rsid="00172670"/>
    </style:style>
    <style:style style:name="T3" style:family="text">
      <style:text-properties officeooo:rsid="001784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CEL BIZNESOWY:</text:p>
      <text:p text:style-name="P1">Stworzenie aplikacji umożliwiającej złożenie zamówienia w wybranym lokalu gastronomicznym z możliwością dostawy do wybranego miejsca, lub odbioru osobistego.</text:p>
      <text:p text:style-name="P1">W aplikacji można przeglądać ofertę dań, lub listę lokali, które są dostępne w serwisie. Dla użytkowników aplikacja jest dostępna z poziomu strony internetowej lub aplikacji moblinej.<text:line-break/>Jednocześnie dla lokali gastronomicznych jest możliwość korzystania z aplikacji desktopowej, w celu zarządzania swoją ofertą oraz podglądu zamówień.</text:p>
      <text:p text:style-name="P1"/>
      <text:p text:style-name="P1">Aplikacja kierowana jest do osób, które chcą zamówić jedzenie z dowolnego miejsca, ale np. wygodniej im korzystać z formularzy internetowych, lub nie mogą w danej chwili wykonać połączenia telefonicznego.</text:p>
      <text:p text:style-name="P1"/>
      <text:p text:style-name="P1">Tego typu rozwiązania są popularne i ciągle się rozwijają, stanowiąc wygodną alternatywę dla stałych użytkowników Internetu, lub urządzeń mobilnych. <text:span text:style-name="T1">Jednocześnie oferując wygodne zapoznanie się z menu danego lokalu. Jest potrzebne, bo ludzie muszo jeść.</text:span></text:p>
      <text:p text:style-name="P1"/>
      <text:p text:style-name="P2">WYMAGANIA FUNKCJONALNE:</text:p>
      <text:p text:style-name="P2">aplikacja desktopowa:</text:p>
      <text:p text:style-name="P2">- podgląd i zarządzanie złożonymi zamówieniami</text:p>
      <text:p text:style-name="P2">- zarządzanie ofertą gastronomiczną swojego lokalu</text:p>
      <text:p text:style-name="P2"/>
      <text:p text:style-name="P3">aplikacja mobilna i desktopowa:</text:p>
      <text:p text:style-name="P3">- przeglądanie oferty dostępnych dań</text:p>
      <text:p text:style-name="P3">- przeglądanie współpracujących lokali i ich oferty</text:p>
      <text:p text:style-name="P3"/>
      <text:p text:style-name="P3">aplikacja mobilna obsługuje tylko zarejestrowanych użytkownikó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soft-page-break/><text:span text:style-name="T2">TERMINARZ: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09.03.2020</text:p>
          </table:table-cell>
          <table:table-cell table:style-name="Tabela3.B1" office:value-type="string">
            <text:p text:style-name="P9">repozytorium. Temat zadania projektowego </text:p>
          </table:table-cell>
        </table:table-row>
        <table:table-row>
          <table:table-cell table:style-name="Tabela3.A2" office:value-type="string">
            <text:p text:style-name="P11">16.03.2020</text:p>
          </table:table-cell>
          <table:table-cell table:style-name="Tabela3.B2" office:value-type="string">
            <text:p text:style-name="P11"><text:span text:style-name="T2">o</text:span>pis biznesowy projektu, założenia, funkcje </text:p>
          </table:table-cell>
        </table:table-row>
        <table:table-row>
          <table:table-cell table:style-name="Tabela3.A2" office:value-type="string">
            <text:p text:style-name="P11">23.03.2020</text:p>
          </table:table-cell>
          <table:table-cell table:style-name="Tabela3.B2" office:value-type="string">
            <text:p text:style-name="P11"><text:span text:style-name="T2">w</text:span>ymagania funkcjonalne i niefunkcjonalne, przypadki użycia, diagram przypadków użycia, diagram sekwencji. Technologia, metodyka, podział pracy, harmonogram </text:p>
          </table:table-cell>
        </table:table-row>
        <table:table-row>
          <table:table-cell table:style-name="Tabela3.A2" office:value-type="string">
            <text:p text:style-name="P11">30.03.2020</text:p>
          </table:table-cell>
          <table:table-cell table:style-name="Tabela3.B2" office:value-type="string">
            <text:p text:style-name="P11"><text:span text:style-name="T2">t</text:span>esty jednostkowe / <text:span text:style-name="T2">opcjonalne</text:span></text:p>
          </table:table-cell>
        </table:table-row>
        <table:table-row>
          <table:table-cell table:style-name="Tabela3.A2" office:value-type="string">
            <text:p text:style-name="P11">06.04.2020</text:p>
          </table:table-cell>
          <table:table-cell table:style-name="Tabela3.B2" office:value-type="string">
            <text:p text:style-name="P11"><text:span text:style-name="T2">stworzenie bazy danych</text:span></text:p>
          </table:table-cell>
        </table:table-row>
        <table:table-row>
          <table:table-cell table:style-name="Tabela3.A2" office:value-type="string">
            <text:p text:style-name="P11">20.04.2020</text:p>
          </table:table-cell>
          <table:table-cell table:style-name="Tabela3.B2" office:value-type="string">
            <text:p text:style-name="P11"><text:span text:style-name="T2">praca nad aplikacjami korzystającymi z bazy danych</text:span></text:p>
          </table:table-cell>
        </table:table-row>
        <table:table-row>
          <table:table-cell table:style-name="Tabela3.A2" office:value-type="string">
            <text:p text:style-name="P15">27.04.2020</text:p>
          </table:table-cell>
          <table:table-cell table:style-name="Tabela3.B2" office:value-type="string">
            <text:p text:style-name="P15"><text:span text:style-name="T2">d</text:span>eadline. np. Komunikacja (zależy od harmonogramu projektu) </text:p>
          </table:table-cell>
        </table:table-row>
        <table:table-row>
          <table:table-cell table:style-name="Tabela3.A2" office:value-type="string">
            <text:p text:style-name="P11">04.05.2020</text:p>
          </table:table-cell>
          <table:table-cell table:style-name="Tabela3.B2" office:value-type="string">
            <text:p text:style-name="P11"><text:span text:style-name="T2">praca nad aplikacjami korzystającymi z bazy danych</text:span> </text:p>
          </table:table-cell>
        </table:table-row>
        <table:table-row>
          <table:table-cell table:style-name="Tabela3.A2" office:value-type="string">
            <text:p text:style-name="P11">11.05.2020</text:p>
          </table:table-cell>
          <table:table-cell table:style-name="Tabela3.B2" office:value-type="string">
            <text:p text:style-name="P11"><text:span text:style-name="T2">d</text:span>eadline. np. Interfejs, baza danych (zależy od harmonogramu projektu) </text:p>
          </table:table-cell>
        </table:table-row>
        <table:table-row>
          <table:table-cell table:style-name="Tabela3.A2" office:value-type="string">
            <text:p text:style-name="P11">18.05.2020</text:p>
          </table:table-cell>
          <table:table-cell table:style-name="Tabela3.B2" office:value-type="string">
            <text:p text:style-name="P11"><text:span text:style-name="T2">praca nad aplikacjami korzystającymi z bazy danych</text:span> </text:p>
          </table:table-cell>
        </table:table-row>
        <table:table-row>
          <table:table-cell table:style-name="Tabela3.A2" office:value-type="string">
            <text:p text:style-name="P11">25.05.2020</text:p>
          </table:table-cell>
          <table:table-cell table:style-name="Tabela3.B2" office:value-type="string">
            <text:p text:style-name="P11"><text:span text:style-name="T2">d</text:span>eadline. np. Integracja (zależy od harmonogramu projektu) </text:p>
          </table:table-cell>
        </table:table-row>
        <table:table-row>
          <table:table-cell table:style-name="Tabela3.A2" office:value-type="string">
            <text:p text:style-name="P11">01.06.2020</text:p>
          </table:table-cell>
          <table:table-cell table:style-name="Tabela3.B2" office:value-type="string">
            <text:p text:style-name="P11"><text:span text:style-name="T2">d</text:span>opracowanie projektu </text:p>
          </table:table-cell>
        </table:table-row>
        <table:table-row>
          <table:table-cell table:style-name="Tabela3.A2" office:value-type="string">
            <text:p text:style-name="P11">08.06.2020</text:p>
          </table:table-cell>
          <table:table-cell table:style-name="Tabela3.B2" office:value-type="string">
            <text:p text:style-name="P11"><text:span text:style-name="T2">d</text:span>okumentacja techniczna projektu </text:p>
          </table:table-cell>
        </table:table-row>
        <table:table-row>
          <table:table-cell table:style-name="Tabela3.A2" office:value-type="string">
            <text:p text:style-name="P11">15.06.2020</text:p>
          </table:table-cell>
          <table:table-cell table:style-name="Tabela3.B2" office:value-type="string">
            <text:p text:style-name="P11"><text:span text:style-name="T2">g</text:span>otowy projekt </text:p>
          </table:table-cell>
        </table:table-row>
      </table:table>
      <text:p text:style-name="P5"/>
      <text:p text:style-name="P5"/>
      <text:p text:style-name="P8">PLANOWANIE TECHNOLOGIE</text:p>
      <text:p text:style-name="P6">aplikacja desktopowa: C# z wykorzystaniem Visual Studio</text:p>
      <text:p text:style-name="P6">aplikacja mobilna: C# korzystając z Visual Studio</text:p>
      <text:p text:style-name="P6">aplikacja webowa: html, CSS, JS, PHP z wykorzystaniem Visual Studio Code</text:p>
      <text:p text:style-name="P6">baza danych: MySql</text:p>
      <text:p text:style-name="P6"/>
      <text:p text:style-name="P7">WYBÓR METODYKI:</text:p>
      <text:p text:style-name="P7">Stawiamy na SCRUM, ponieważ umożliwia bieżącą analizę pojawiających się rozwiązań oraz problemów, aby móc je przeanalizować i naprawić.</text:p>
      <text:p text:style-name="P7"/>
      <text:p text:style-name="P7">WYMAGANIA SPRZĘTOWE/<text:span text:style-name="T3">założenia niefunkcjonalne</text:span>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0">łatwość użytkowania</text:p>
          </table:table-cell>
          <table:table-cell table:style-name="Tabela1.B1" office:value-type="string">
            <text:p text:style-name="P10">większość potencjalnych użytkowników zazwyczaj miała już styczność z podobnie skonstruowanymi rozwiązaniami, zatem nie będzie miało problemu z korzystaniem z tworzonego programu</text:p>
          </table:table-cell>
        </table:table-row>
        <table:table-row>
          <table:table-cell table:style-name="Tabela1.A2" office:value-type="string">
            <text:p text:style-name="P10">niezawodność</text:p>
          </table:table-cell>
          <table:table-cell table:style-name="Tabela1.B2" office:value-type="string">
            <text:p text:style-name="P10">w przypadku braku możliwość z aplikacji, istnieje możliwość zamówienia telefonicznego, aplikacja jest tylko inną formą tej samej usługi</text:p>
          </table:table-cell>
        </table:table-row>
        <table:table-row>
          <table:table-cell table:style-name="Tabela1.A2" office:value-type="string">
            <text:p text:style-name="P10">przenośność</text:p>
          </table:table-cell>
          <table:table-cell table:style-name="Tabela1.B2" office:value-type="string">
            <text:p text:style-name="P10">aplikacja dostępna jest na urządzenia mobilne jako aplikacja, lub jako strona internetowa na dowolne urządzenie z dostępem do internetu</text:p>
          </table:table-cell>
        </table:table-row>
        <table:table-row>
          <table:table-cell table:style-name="Tabela1.A2" office:value-type="string">
            <text:p text:style-name="P10">wsparcie</text:p>
          </table:table-cell>
          <table:table-cell table:style-name="Tabela1.B2" office:value-type="string">
            <text:p text:style-name="P10">jesteśmy krytykę i potencjalne błędy, aby móc dopracować i ulepszać aplikację (przewidziane stworzenie formularza do zgłaszania błędów)</text:p>
          </table:table-cell>
        </table:table-row>
      </table:table>
      <text:p text:style-name="P7"/>
      <text:p text:style-name="P7">ANALIZA RYZYKA: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7"/>
          </table:table-cell>
          <table:table-cell table:style-name="Tabela2.A1" office:value-type="string">
            <text:p text:style-name="P18">pozytywne</text:p>
          </table:table-cell>
          <table:table-cell table:style-name="Tabela2.C1" office:value-type="string">
            <text:p text:style-name="P18">negatywne</text:p>
          </table:table-cell>
        </table:table-row>
        <table:table-row>
          <table:table-cell table:style-name="Tabela2.A2" office:value-type="string">
            <text:p text:style-name="P12">wewnętrzne</text:p>
          </table:table-cell>
          <table:table-cell table:style-name="Tabela2.A2" office:value-type="string">
            <text:p text:style-name="P12">+ Zespół jest zgrany, znający swoją metodykę pracy, mocne strony.</text:p>
          </table:table-cell>
          <table:table-cell table:style-name="Tabela2.C2" office:value-type="string">
            <text:p text:style-name="P12">- Jednakże zawsze istnieje ryzyko konfliktu.</text:p>
          </table:table-cell>
        </table:table-row>
        <table:table-row>
          <table:table-cell table:style-name="Tabela2.A2" office:value-type="string">
            <text:p text:style-name="P12">zewnętrzne</text:p>
          </table:table-cell>
          <table:table-cell table:style-name="Tabela2.A2" office:value-type="string">
            <text:p text:style-name="P14">+ Dostęp do aktualnych technologii, czy stabilnych łączy internetowych.</text:p>
          </table:table-cell>
          <table:table-cell table:style-name="Tabela2.C2" office:value-type="string">
            <text:p text:style-name="P14">- Problemy niezależne od zespołu takie jak awarie sprzętowe, sieci, choroby i inne sytuacje losowe.</text:p>
            <text:p text:style-name="P14">- <text:span text:style-name="T3">Problemy komunikacyjne na drogach publicznych.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5:31:36.521000000</meta:creation-date>
    <dc:date>2020-03-22T15:50:10.172000000</dc:date>
    <meta:editing-duration>PT20M58S</meta:editing-duration>
    <meta:editing-cycles>3</meta:editing-cycles>
    <meta:generator>LibreOffice/6.1.2.1$Windows_x86 LibreOffice_project/65905a128db06ba48db947242809d14d3f9a93fe</meta:generator>
    <meta:document-statistic meta:table-count="3" meta:image-count="0" meta:object-count="0" meta:page-count="3" meta:paragraph-count="68" meta:word-count="448" meta:character-count="3560" meta:non-whitespace-character-count="3169"/>
  </office:meta>
</office:document-meta>
</file>